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654cm" svg:height="2.938cm" svg:x="1.762cm" svg:y="9.505cm">
          <text:p text:style-name="P1"><text:span text:style-name="T1">Spécifications</text:span></text:p>
          <text:p text:style-name="P1"><text:span text:style-name="T1">(de l'algorithme, des contrainte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348cm" svg:height="1.653cm" svg:x="5.436cm" svg:y="15.566cm">
          <text:p text:style-name="P1"><text:span text:style-name="T1">développ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694cm" svg:height="1.653cm" svg:x="17.376cm" svg:y="15.566cm">
          <text:p text:style-name="P1"><text:span text:style-name="T1">tests unitair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7.089cm" svg:y1="12.443cm" svg:x2="9.11cm" svg:y2="15.566cm" draw:start-shape="id1" draw:start-glue-point="2" draw:end-shape="id2" draw:end-glue-point="0" svg:d="M7089 12443v501l2021 2120v502" svg:viewBox="0 0 2022 3124">
          <text:p/>
        </draw:connector>
        <draw:custom-shape draw:style-name="gr1" draw:text-style-name="P1" xml:id="id4" draw:id="id4" draw:layer="layout" svg:width="8.633cm" svg:height="2.573cm" svg:x="18.845cm" svg:y="9.687cm">
          <text:p text:style-name="P1"><text:span text:style-name="T1">validation fonctionnel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1.065cm" svg:x1="9.11cm" svg:y1="17.219cm" svg:x2="20.223cm" svg:y2="17.219cm" draw:start-shape="id2" draw:start-glue-point="2" draw:end-shape="id3" svg:d="M9110 17219c0 2347 11113 2347 11113 0" svg:viewBox="0 0 11114 1761">
          <text:p/>
        </draw:connector>
        <draw:connector draw:style-name="gr3" draw:text-style-name="P2" draw:layer="layout" svg:x1="12.784cm" svg:y1="16.392cm" svg:x2="17.376cm" svg:y2="16.392cm" draw:start-shape="id2" draw:start-glue-point="1" draw:end-shape="id3" draw:end-glue-point="3" svg:d="M12784 16392h4592" svg:viewBox="0 0 4593 1">
          <text:p/>
        </draw:connector>
        <draw:connector draw:style-name="gr3" draw:text-style-name="P2" draw:layer="layout" svg:x1="12.416cm" svg:y1="10.974cm" svg:x2="18.845cm" svg:y2="10.973cm" draw:start-shape="id1" draw:start-glue-point="1" draw:end-shape="id4" draw:end-glue-point="3" svg:d="M12416 10974h3214v-1h3215" svg:viewBox="0 0 6430 2">
          <text:p/>
        </draw:connector>
        <draw:connector draw:style-name="gr2" draw:text-style-name="P2" draw:layer="layout" draw:type="lines" svg:x1="20.223cm" svg:y1="15.566cm" svg:x2="23.161cm" svg:y2="12.26cm" draw:start-shape="id3" draw:start-glue-point="0" draw:end-shape="id4" draw:end-glue-point="2" svg:d="M20223 15566v-502l2938-2304v-500" svg:viewBox="0 0 2939 3307">
          <text:p/>
        </draw:connector>
        <draw:custom-shape draw:style-name="gr1" draw:text-style-name="P1" xml:id="id5" draw:id="id5" draw:layer="layout" svg:width="11.572cm" svg:height="3.306cm" svg:x="16.274cm" svg:y="4.177cm">
          <text:p text:style-name="P1"><text:span text:style-name="T1">évaluation de performanc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3.161cm" svg:y1="9.687cm" svg:x2="22.06cm" svg:y2="7.483cm" draw:start-shape="id4" draw:end-shape="id5" draw:end-glue-point="2" svg:d="M23161 9687v-502l-1101-1201v-501" svg:viewBox="0 0 1102 2205">
          <text:p/>
        </draw:connector>
        <draw:connector draw:style-name="gr4" draw:text-style-name="P2" draw:layer="layout" draw:type="line" svg:x1="11.318cm" svg:y1="3.949cm" svg:x2="12.005cm" svg:y2="6.072cm" draw:start-shape="id6" draw:start-glue-point="9" svg:d="M11318 3949l687 2123" svg:viewBox="0 0 688 2124">
          <text:p/>
        </draw:connector>
        <draw:connector draw:style-name="gr2" draw:text-style-name="P2" draw:layer="layout" draw:type="curve" svg:x1="16.274cm" svg:y1="5.83cm" svg:x2="7.089cm" svg:y2="9.505cm" draw:start-shape="id5" draw:start-glue-point="3" draw:end-shape="id1" draw:end-glue-point="0" svg:d="M16274 5830c-6124 0-9185 1225-9185 3675" svg:viewBox="0 0 9186 3676">
          <text:p/>
        </draw:connector>
        <draw:custom-shape draw:style-name="gr1" draw:text-style-name="P2" xml:id="id6" draw:id="id6" draw:layer="layout" svg:width="6.731cm" svg:height="2.413cm" svg:x="5.572cm" svg:y="1.889cm">
          <text:p text:style-name="P2">optimis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15:21:12.900664004</meta:creation-date>
    <dc:date>2014-09-09T00:15:14.384504837</dc:date>
    <meta:editing-duration>PT8H44M8S</meta:editing-duration>
    <meta:editing-cycles>5</meta:editing-cycles>
    <meta:generator>LibreOffice/4.2.3.3$Linux_X86_64 LibreOffice_project/420m0$Build-3</meta:generator>
    <meta:document-statistic meta:object-count="14"/>
  </office:meta>
</office:document-meta>
</file>